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Anonymous Pro" svg:font-family="'Anonymous Pro'" style:font-pitch="fixed"/>
    <style:font-face style:name="DejaVu Sans" svg:font-family="'DejaVu Sans'" style:font-pitch="variable"/>
    <style:font-face style:name="Droid Sans" svg:font-family="'Droid Sans'" style:font-pitch="variable"/>
    <style:font-face style:name="Lancelot" svg:font-family="Lancelot" style:font-pitch="variable"/>
    <style:font-face style:name="Noto Sans" svg:font-family="'Noto Sans'" style:font-pitch="variable"/>
    <style:font-face style:name="Palanquin" svg:font-family="Palanqui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1" svg:font-family="Calibri"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Noto Sans"/>
    </style:style>
    <style:style style:name="P2" style:family="paragraph" style:parent-style-name="Standard">
      <style:paragraph-properties fo:line-height="100%" fo:text-align="justify" style:justify-single-word="false"/>
      <style:text-properties style:font-name="Noto Sans"/>
    </style:style>
    <style:style style:name="P3" style:family="paragraph" style:parent-style-name="Standard">
      <style:paragraph-properties fo:line-height="100%" fo:text-align="justify" style:justify-single-word="false"/>
      <style:text-properties style:font-name="Noto Sans" officeooo:paragraph-rsid="0015bca8"/>
    </style:style>
    <style:style style:name="P4" style:family="paragraph" style:parent-style-name="Standard" style:master-page-name="Standard">
      <style:paragraph-properties fo:line-height="100%" fo:text-align="center" style:justify-single-word="false" style:page-number="auto"/>
      <style:text-properties style:font-name="Noto Sans"/>
    </style:style>
    <style:style style:name="P5"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Noto Sans" fo:font-size="11pt" fo:font-style="italic" style:text-underline-style="none" fo:font-weight="normal" officeooo:paragraph-rsid="0016e8d1" style:text-blinking="false"/>
    </style:style>
    <style:style style:name="P6"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Noto Sans" fo:font-size="11pt" fo:font-style="italic" style:text-underline-style="none" fo:font-weight="normal" officeooo:paragraph-rsid="00198d1c" style:text-blinking="false"/>
    </style:style>
    <style:style style:name="P7" style:family="paragraph" style:parent-style-name="Text_20_body">
      <style:paragraph-properties fo:line-height="100%" fo:text-align="justify" style:justify-single-word="false"/>
      <style:text-properties style:font-name="Noto Sans"/>
    </style:style>
    <style:style style:name="P8" style:family="paragraph" style:parent-style-name="Text_20_body">
      <style:paragraph-properties fo:line-height="100%" fo:text-align="justify" style:justify-single-word="false"/>
      <style:text-properties style:font-name="Noto Sans" officeooo:paragraph-rsid="0017491c"/>
    </style:style>
    <style:style style:name="P9" style:family="paragraph" style:parent-style-name="Text_20_body">
      <style:paragraph-properties fo:line-height="100%" fo:text-align="justify" style:justify-single-word="false"/>
      <style:text-properties style:font-name="Noto Sans" officeooo:paragraph-rsid="0016e8d1"/>
    </style:style>
    <style:style style:name="P10" style:family="paragraph" style:parent-style-name="Text_20_body">
      <style:paragraph-properties fo:line-height="100%" fo:text-align="justify" style:justify-single-word="false"/>
      <style:text-properties style:font-name="Noto Sans" officeooo:paragraph-rsid="001b0355"/>
    </style:style>
    <style:style style:name="P11" style:family="paragraph" style:parent-style-name="List_20_Paragraph" style:list-style-name="WWNum3">
      <style:paragraph-properties fo:line-height="100%" fo:text-align="justify" style:justify-single-word="false"/>
      <style:text-properties style:font-name="Noto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style>
    <style:style style:name="T4" style:family="text">
      <style:text-properties officeooo:rsid="0015bca8"/>
    </style:style>
    <style:style style:name="T5" style:family="text">
      <style:text-properties fo:background-color="transparent" loext:char-shading-value="0"/>
    </style:style>
    <style:style style:name="T6" style:family="text">
      <style:text-properties officeooo:rsid="00198d1c" fo:background-color="transparent" loext:char-shading-value="0" style:font-weight-asian="normal" style:font-weight-complex="normal"/>
    </style:style>
    <style:style style:name="T7" style:family="text">
      <style:text-properties officeooo:rsid="001b0355"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ize="11pt" fo:font-style="italic"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bold" officeooo:rsid="0016e8d1"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bold" officeooo:rsid="001b0355"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italic" style:text-underline-style="none" fo:font-weight="normal" officeooo:rsid="0017491c"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ize="11pt" fo:font-style="italic" style:text-underline-style="none" fo:font-weight="normal" officeooo:rsid="00198d1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1pt" fo:font-style="italic" style:text-underline-style="none" fo:font-weight="normal" officeooo:rsid="001b0355" style:text-blinking="false" fo:background-color="transparent" loext:char-shading-value="0"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ACTICA 2</text:span></text:p>
      <text:p text:style-name="P1">Sistemas Operativos</text:p>
      <text:p text:style-name="P2"/>
      <text:p text:style-name="P3"><text:span text:style-name="T2">Nombre:</text:span> <text:span text:style-name="T4">Orlando Daniel Cuevas Eufracio</text:span> </text:p>
      <text:p text:style-name="P3"><text:span text:style-name="T2">Fecha:</text:span> <text:span text:style-name="T4">02/02/2017</text:span></text:p>
      <text:p text:style-name="P2">I.- Investigue sobre los siguientes métodos de sincronización de procesos:</text:p>
      <text:list xml:id="list8925887064617722110" text:style-name="WWNum3">
        <text:list-item>
          <text:p text:style-name="P11">El problema de los filósofos comelones</text:p>
        </text:list-item>
      </text:list>
      <text:p text:style-name="P8"><text:span text:style-name="T9">Resumen</text:span><text:span text:style-name="T8">: </text:span><text:span text:style-name="T12">El problema de la cena de los filósofos. Cinco filósofos se sientan en una mesa. Cada uno tiene un plato de espaghetti. El espaghetti es tan escurridizo que un filósofo necesita dos tenedores (en nuestro caso llamados palillos) para comerlo. Entre cada dos platos hay un "palillo", luego existe el mismo número de filósofos que de palillos. La vida de un filósofo consta de periodos alternados de comer y pensar. Cuando un filósofo siente hambre, intenta coger el palillo de la izquerda y si lo consigue, lo intenta con el de la derecha. Si logra asir dos palillos toma unos bocados y después deja los cubiertos y sigue pensando.</text:span></text:p>
      <text:p text:style-name="P7"><text:span text:style-name="T8">Razon: </text:span><text:span text:style-name="T11">Estos problemas surgen cuando tenemos que repartir recursos en un programa ya que la computadora tiene que saber como adminstrar estos.</text:span></text:p>
      <text:p text:style-name="P5"><text:span text:style-name="T3">Solucion: </text:span><text:span text:style-name="T5">Implementar un algoritmo eficiente en el manejo de semáforos y memoria compartida que seguidamente describimos.</text:span></text:p>
      <text:list xml:id="list133924587828444" text:continue-numbering="true" text:style-name="WWNum3">
        <text:list-item>
          <text:p text:style-name="P11">El problema de lectores y escritores </text:p>
        </text:list-item>
      </text:list>
      <text:p text:style-name="P8"><text:span text:style-name="T9">Resumen</text:span><text:span text:style-name="T8">: </text:span><text:span text:style-name="T12">Hay un objeto de datos que es utilizado por varios procesos, unos leen y otro que escribe. Solo puede utilizar el recurso un proceso y solo uno, es decir, o bien un proceso estará escribiendo o bien leyendo, pero nunca ocurrirá simultáneamente.</text:span></text:p>
      <text:p text:style-name="P9"><text:span text:style-name="T8">Razon: </text:span><text:span text:style-name="T13">Mas de un proceso quiere utilizar el mismo recurso y se tiene que buscar una manera en la que se puedan administrar estos recursos.</text:span></text:p>
      <text:p text:style-name="P6"><text:span text:style-name="T3">Solucion: </text:span><text:span text:style-name="T6">Implementar un algoritmo eficiente en el manejo de semáforos y memoria compartida que seguidamente describimos. A lo largo del programa se utilizan funciones necesarias para el manejo de memoria compartida manejo de semáforos.</text:span></text:p>
      <text:list xml:id="list133923230537001" text:continue-numbering="true" text:style-name="WWNum3">
        <text:list-item>
          <text:p text:style-name="P11">El problema productor y consumidor</text:p>
        </text:list-item>
      </text:list>
      <text:p text:style-name="P10"><text:span text:style-name="T9">Resumen</text:span><text:span text:style-name="T8">: </text:span><text:span text:style-name="T14">Dos procesos comparten un buffer, el productor coloca información en el buffer y el consumidor, la extrae. Una mala implementacion puede causar un deadlock.</text:span></text:p>
      <text:p text:style-name="P9"><text:span text:style-name="T8">Razon: </text:span><text:span text:style-name="T14">Si no se implementan los recursos de manera correcta, el programa puede terminar en un deadlock ya que estaria usando el mismo thread y el mismo buffer.</text:span></text:p>
      <text:p text:style-name="P5"><text:span text:style-name="T3">Solucion: </text:span><text:span text:style-name="T7">Utilizando semáfo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Anonymous Pro" svg:font-family="'Anonymous Pro'" style:font-pitch="fixed"/>
    <style:font-face style:name="DejaVu Sans" svg:font-family="'DejaVu Sans'" style:font-pitch="variable"/>
    <style:font-face style:name="Droid Sans" svg:font-family="'Droid Sans'" style:font-pitch="variable"/>
    <style:font-face style:name="Lancelot" svg:font-family="Lancelot" style:font-pitch="variable"/>
    <style:font-face style:name="Noto Sans" svg:font-family="'Noto Sans'" style:font-pitch="variable"/>
    <style:font-face style:name="Palanquin" svg:font-family="Palanqui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Blank" svg:font-family="'Adobe Blank'" style:font-family-generic="system" style:font-pitch="variable"/>
    <style:font-face style:name="Calibri1" svg:font-family="Calibri"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nt</meta:initial-creator>
    <meta:editing-cycles>13</meta:editing-cycles>
    <meta:creation-date>2017-01-20T22:02:00</meta:creation-date>
    <dc:date>2017-02-02T13:39:23.058239562</dc:date>
    <meta:editing-duration>PT5H13M2S</meta:editing-duration>
    <meta:generator>LibreOffice/5.2.5.1$Linux_X86_64 LibreOffice_project/20m0$Build-1</meta:generator>
    <meta:document-statistic meta:table-count="0" meta:image-count="0" meta:object-count="0" meta:page-count="1" meta:paragraph-count="17" meta:word-count="347" meta:character-count="2156" meta:non-whitespace-character-count="18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